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a959" officeooo:paragraph-rsid="000ca959"/>
    </style:style>
    <style:style style:name="P2" style:family="paragraph" style:parent-style-name="Standard">
      <style:text-properties officeooo:rsid="000d8c4c" officeooo:paragraph-rsid="000d8c4c"/>
    </style:style>
    <style:style style:name="P3" style:family="paragraph" style:parent-style-name="Standard">
      <style:text-properties officeooo:rsid="000eb044" officeooo:paragraph-rsid="000eb044"/>
    </style:style>
    <style:style style:name="T1" style:family="text">
      <style:text-properties officeooo:rsid="000d8c4c"/>
    </style:style>
    <style:style style:name="T2" style:family="text">
      <style:text-properties officeooo:rsid="00102567"/>
    </style:style>
    <style:style style:name="T3" style:family="text">
      <style:text-properties officeooo:rsid="001132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Cover Page</text:p>
      <text:p text:style-name="P1"/>
      <text:p text:style-name="P1">Introduction</text:p>
      <text:p text:style-name="P1"/>
      <text:p text:style-name="P1"/>
      <text:p text:style-name="P1"/>
      <text:p text:style-name="P1">Methodology</text:p>
      <text:p text:style-name="P1"/>
      <text:p text:style-name="P2">My plan was to use object-oriented design to create <text:span text:style-name="T2">an abstract Finite State Machine (FSM) class, then make multiple instances of it for each finite state machine I had to implement.</text:span></text:p>
      <text:p text:style-name="P1"/>
      <text:p text:style-name="P1">Implementation</text:p>
      <text:p text:style-name="P1"/>
      <text:p text:style-name="P2">&lt;Choice of Python&gt;</text:p>
      <text:p text:style-name="P1"/>
      <text:p text:style-name="P1">Project 1 includes <text:span text:style-name="T1">three main</text:span> program files: main.py, lexer.py, <text:span text:style-name="T1">and symbolTable.py</text:span>. The <text:span text:style-name="T1">was to make main.py the program that handled input and data flow through the different parts of the compiler, while lexer.py, and any other parts of the compiler that would follow in later projects, would be implemented in their own files.</text:span></text:p>
      <text:p text:style-name="P1"/>
      <text:p text:style-name="P2">&lt;brief main.py??&gt;</text:p>
      <text:p text:style-name="P2"/>
      <text:p text:style-name="P2">Lexer.py is by far the largest part of project1. It defines the abstract Finite State Machine class, <text:span text:style-name="T3">called LexerFSM,</text:span> and all of the FSM instances, as well as a few other methods at the end that are used both internally and externally to actually run the lexical analyzer.</text:p>
      <text:p text:style-name="P2"/>
      <text:p text:style-name="P3">&lt;symbolTable.py&gt;</text:p>
      <text:p text:style-name="P1"/>
      <text:p text:style-name="P1">Discussion and Conclusions</text:p>
      <text:p text:style-name="P1"/>
      <text:p text:style-name="P1">References</text:p>
      <text:p text:style-name="P1"/>
      <text:p text:style-name="P1">Appendix I: Sample Inputs and Outputs</text:p>
      <text:p text:style-name="P1"/>
      <text:p text:style-name="P1"/>
      <text:p text:style-name="P1"/>
      <text:p text:style-name="P1">Appendix II: Program Lis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29:00.453015097</meta:creation-date>
    <meta:generator>LibreOffice/4.3.3.2$Linux_X86_64 LibreOffice_project/430m0$Build-2</meta:generator>
    <dc:date>2015-12-07T02:18:07.447204781</dc:date>
    <meta:editing-duration>PT10H49M5S</meta:editing-duration>
    <meta:editing-cycles>5</meta:editing-cycles>
    <meta:document-statistic meta:table-count="0" meta:image-count="0" meta:object-count="0" meta:page-count="1" meta:paragraph-count="14" meta:word-count="157" meta:character-count="981" meta:non-whitespace-character-count="838"/>
  </office:meta>
</office:document-meta>
</file>